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1.1866in"/>
    </style:style>
    <style:style style:name="co6" style:family="table-column">
      <style:table-column-properties fo:break-before="auto" style:column-width="0.96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9252in"/>
    </style:style>
    <style:style style:name="co9" style:family="table-column">
      <style:table-column-properties fo:break-before="auto" style:column-width="2.2374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6.4591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9409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1.100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7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Card Keywords</text:p>
          </table:table-cell>
          <table:table-cell office:value-type="string" calcext:value-type="string">
            <text:p>Abilities and Effects</text:p>
          </table:table-cell>
          <table:table-cell office:value-type="string" calcext:value-type="string">
            <text:p>Ability and Effect Keywords</text:p>
          </table:table-cell>
          <table:table-cell office:value-type="string" calcext:value-type="string">
            <text:p>Granted Keyword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MT9nz8PHJbcKjDLjBQpRB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Herz von Fyend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gemein, Ressource, Edelstein</text:p>
          </table:table-cell>
          <table:table-cell office:value-type="string" calcext:value-type="string">
            <text:p>Legendär</text:p>
          </table:table-cell>
          <table:table-cell table:number-columns-repeated="3"/>
          <table:table-cell office:value-type="string" calcext:value-type="string">
            <text:p>**Legendär** *(Du darfst Herz von Fyendal nur einmal in deinem Deck haben.)*</text:p>
            <text:p/>
            <text:p>Wenn du Herz von Fyendal pitchst und weniger {h} als ein gegnerischer Held hast, erhälst du 1{h}.</text:p>
          </table:table-cell>
          <table:table-cell/>
          <table:table-cell office:value-type="string" calcext:value-type="string">
            <text:p>Allgemein Ressource – Edelstein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DE/DE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BhnHFqrfDwMkwLpkBhtTh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Auge von Ophid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gemein, Ressource, Edelstein</text:p>
          </table:table-cell>
          <table:table-cell office:value-type="string" calcext:value-type="string">
            <text:p>Legendär, sortiere 2 um</text:p>
          </table:table-cell>
          <table:table-cell table:number-columns-repeated="3"/>
          <table:table-cell office:value-type="string" calcext:value-type="string">
            <text:p><text:span text:style-name="T1">**Legendär** *(Du darfst Auge von Ophidia</text:span> nur einmal in deinem Deck haben.)*</text:p>
            <text:p/>
            <text:p>Wenn du Auge von Ophidia pitchst, **sortiere 2 um**.</text:p>
          </table:table-cell>
          <table:table-cell/>
          <table:table-cell office:value-type="string" calcext:value-type="string">
            <text:p>Allgemein Ressource – Edelstein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DE/DE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JbDpk8RWBfWGJbm6d8M8W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Scherbe der Erznach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nenklinge, Ressource, Edelstein</text:p>
          </table:table-cell>
          <table:table-cell office:value-type="string" calcext:value-type="string">
            <text:p>Viserai-Spezialisierung, Legendär</text:p>
          </table:table-cell>
          <table:table-cell table:number-columns-repeated="3"/>
          <table:table-cell office:value-type="string" calcext:value-type="string">
            <text:p><text:span text:style-name="T1">**Legendäre Viserai-Spezialisierung** *(Du darfst Scherbe der Erznacht</text:span> nur einmal in deinem Deck haben und nur dann, wenn Viserai dein Held ist.)*</text:p>
            <text:p/>
            <text:p>Wenn du Scherbe der Erznacht pitchst, erstelle ein Runengesang-Token.</text:p>
          </table:table-cell>
          <table:table-cell/>
          <table:table-cell office:value-type="string" calcext:value-type="string">
            <text:p><text:span text:style-name="T1">Runenklinge</text:span> Ressource – Edelstein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DE/DE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3"/>
        </table:table-row>
        <table:table-row table:style-name="ro5">
          <table:table-cell table:number-columns-repeated="1003"/>
        </table:table-row>
      </table:table>
      <table:named-expressions/>
      <table:database-ranges>
        <table:database-range table:name="__Anonymous_Sheet_DB__0" table:target-range-address="card.B1:card.M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14:18:35.7512128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9-17T14:25:32.787327541</dc:date>
    <meta:editing-duration>P6DT1H35M38S</meta:editing-duration>
    <meta:editing-cycles>2542</meta:editing-cycles>
    <meta:generator>LibreOffice/7.2.5.2$MacOSX_X86_64 LibreOffice_project/499f9727c189e6ef3471021d6132d4c694f357e5</meta:generator>
    <meta:document-statistic meta:table-count="1" meta:cell-count="48" meta:object-count="0"/>
    <meta:user-defined meta:name=""/>
  </office:meta>
</office:document-meta>
</file>